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6e69" officeooo:paragraph-rsid="000d6e69"/>
    </style:style>
    <style:style style:name="P2" style:family="paragraph" style:parent-style-name="Standard">
      <style:text-properties officeooo:paragraph-rsid="000d6e69"/>
    </style:style>
    <style:style style:name="P3" style:family="paragraph" style:parent-style-name="Standard">
      <style:text-properties fo:font-style="italic" officeooo:rsid="000d6e69" officeooo:paragraph-rsid="000d6e69" style:font-style-asian="italic" style:font-style-complex="italic"/>
    </style:style>
    <style:style style:name="P4" style:family="paragraph" style:parent-style-name="Standard">
      <style:text-properties fo:font-style="italic" officeooo:rsid="000e91fb" officeooo:paragraph-rsid="000e91fb" style:font-style-asian="italic" style:font-style-complex="italic"/>
    </style:style>
    <style:style style:name="P5" style:family="paragraph" style:parent-style-name="Standard">
      <style:text-properties fo:font-style="italic" officeooo:rsid="000e91fb" officeooo:paragraph-rsid="000e91fb" style:font-style-asian="italic" style:font-style-complex="italic"/>
    </style:style>
    <style:style style:name="P6" style:family="paragraph" style:parent-style-name="Standard">
      <style:text-properties fo:font-style="italic" officeooo:rsid="000ff98b" officeooo:paragraph-rsid="000ff98b" style:font-style-asian="italic" style:font-style-complex="italic"/>
    </style:style>
    <style:style style:name="P7" style:family="paragraph" style:parent-style-name="Standard">
      <style:text-properties fo:font-style="italic" officeooo:rsid="00104fc4" officeooo:paragraph-rsid="00104fc4" style:font-style-asian="italic" style:font-style-complex="italic"/>
    </style:style>
    <style:style style:name="P8" style:family="paragraph" style:parent-style-name="Standard">
      <style:text-properties fo:font-style="italic" officeooo:rsid="0012626a" officeooo:paragraph-rsid="0012626a" style:font-style-asian="italic" style:font-style-complex="italic"/>
    </style:style>
    <style:style style:name="P9" style:family="paragraph" style:parent-style-name="Standard">
      <style:text-properties fo:font-style="italic" officeooo:rsid="001375de" officeooo:paragraph-rsid="001375de" style:font-style-asian="italic" style:font-style-complex="italic"/>
    </style:style>
    <style:style style:name="P10" style:family="paragraph" style:parent-style-name="Standard">
      <style:text-properties officeooo:rsid="000d6e69" officeooo:paragraph-rsid="000d6e69"/>
    </style:style>
    <style:style style:name="P11" style:family="paragraph" style:parent-style-name="Standard">
      <style:text-properties officeooo:rsid="00104fc4" officeooo:paragraph-rsid="00104fc4"/>
    </style:style>
    <style:style style:name="P12" style:family="paragraph" style:parent-style-name="Standard">
      <style:text-properties fo:font-variant="normal" fo:text-transform="none" fo:color="#000000" style:font-name="sans-serif" fo:font-size="12pt" fo:letter-spacing="normal" fo:font-style="normal" fo:font-weight="normal" officeooo:rsid="001375de" officeooo:paragraph-rsid="001375de" style:font-style-asian="italic" style:font-style-complex="italic"/>
    </style:style>
    <style:style style:name="P13" style:family="paragraph" style:parent-style-name="Standard">
      <style:text-properties fo:font-variant="normal" fo:text-transform="none" fo:color="#000000" style:font-name="sans-serif" fo:font-size="12pt" fo:letter-spacing="normal" fo:font-style="normal" fo:font-weight="normal" officeooo:rsid="00147d7d" officeooo:paragraph-rsid="00147d7d" style:font-style-asian="italic" style:font-style-complex="italic"/>
    </style:style>
    <style:style style:name="T1" style:family="text">
      <style:text-properties officeooo:rsid="000d6e69"/>
    </style:style>
    <style:style style:name="T2" style:family="text">
      <style:text-properties fo:font-style="italic" officeooo:rsid="000d6e69" style:font-style-asian="italic" style:font-style-complex="italic"/>
    </style:style>
    <style:style style:name="T3" style:family="text">
      <style:text-properties fo:font-style="normal" officeooo:rsid="000d6e69" style:font-style-asian="normal" style:font-style-complex="normal"/>
    </style:style>
    <style:style style:name="T4" style:family="text">
      <style:text-properties officeooo:rsid="00147d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Comentarios</text:p>
      <text:p text:style-name="P1"/>
      <text:p text:style-name="P11">Para programar Arduino desde el terminal es necesario instalar “arduino-mk”</text:p>
      <text:p text:style-name="P1"/>
      <text:p text:style-name="P1">make, copila el programa </text:p>
      <text:p text:style-name="P1">make upload, copila y carga el programa en la tarjeta </text:p>
      <text:p text:style-name="P1">make upload clean, limpia el terminal depues de cargar el programa </text:p>
      <text:p text:style-name="P1"/>
      <text:p text:style-name="P1">############ Makefile ###########</text:p>
      <text:p text:style-name="P1"/>
      <text:p text:style-name="P2"><text:span text:style-name="T1">ARDUINO_DIR = /</text:span><text:span text:style-name="T2">usr</text:span><text:span text:style-name="T3">/share/arduino</text:span></text:p>
      <text:p text:style-name="P2"><text:span text:style-name="T3">ARDUINO_PORT = /</text:span><text:span text:style-name="T2">dev/ttyUSB0</text:span></text:p>
      <text:p text:style-name="P3">USER_LIB_PAH = /home/pi/sketchbook/libraries<text:tab/></text:p>
      <text:p text:style-name="P3">BOARD_TAG = uno</text:p>
      <text:p text:style-name="P3"/>
      <text:p text:style-name="P3">include /usr/share/arduino/Arduino.mk</text:p>
      <text:p text:style-name="P3"/>
      <text:p text:style-name="P3">##################################</text:p>
      <text:p text:style-name="P3"/>
      <text:p text:style-name="P4">Para instalar instalar el programa necesario para ver el puerto serial:</text:p>
      <text:p text:style-name="P4">sudo apt-get install screen</text:p>
      <text:p text:style-name="P4"/>
      <text:p text:style-name="P6">make upload monitor clean ## para cargar el programa y visualizar el puerto com </text:p>
      <text:p text:style-name="P6"/>
      <text:p text:style-name="P6">screen list ## visualiza los terminales que siguen abiertos </text:p>
      <text:p text:style-name="P6">screen X -quit <text:s/>## para eliminar cualquier procedimiento de screen </text:p>
      <text:p text:style-name="P7">screen -r ## para volver a abrir el puerto com </text:p>
      <text:p text:style-name="P7"/>
      <text:p text:style-name="P8">######### pySerial ########</text:p>
      <text:p text:style-name="P8"/>
      <text:p text:style-name="P8">ser = serial.Serial('/dev/ttyUSB0') ## open serial <text:s/>port </text:p>
      <text:p text:style-name="P8">pirnt(ser.name) ## Muestra el serial seleccionado </text:p>
      <text:p text:style-name="P9">ser.write(b’hello’) ## Escribe una cadena de caracteres</text:p>
      <text:p text:style-name="P9">ser.close() ## Cierra el puerto </text:p>
      <text:p text:style-name="P9"/>
      <text:p text:style-name="P9">x = ser. read() ## <text:span text:style-name="T4">leer un</text:span> byte</text:p>
      <text:p text:style-name="P9">s = ser.read (10) ## <text:span text:style-name="T4">leer hasta</text:span> 10 bytes (timeout)</text:p>
      <text:p text:style-name="P9">line <text:span text:style-name="T4">= ser.readline()<text:tab/>## Leer una linea completa hasta /n</text:span></text:p>
      <text:p text:style-name="P9"/>
      <text:p text:style-name="P12">Open port at “38400,8,E,1”, non blocking HW handshaking: <text:span text:style-name="T4">## ni idea que es</text:span></text:p>
      <text:p text:style-name="P12"/>
      <text:p text:style-name="P13">##### este es el ejemplo ######</text:p>
      <text:p text:style-name="P13">ser = serial.Serial('COM3', 38400, timeout=0, parity=serial.PARITY_EVEN, rtscts=1)</text:p>
      <text:p text:style-name="P13">s = ser.read(100) <text:s text:c="6"/># read up to one hundred bytes <text:s/># or as much is in the buff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21:03:33.935260715</meta:creation-date>
    <dc:date>2019-06-26T22:37:52.774593854</dc:date>
    <meta:editing-duration>PT8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14" meta:character-count="1449" meta:non-whitespace-character-count="1245"/>
  </office:meta>
</office:document-meta>
</file>